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72397" officeooo:paragraph-rsid="00072397"/>
    </style:style>
    <style:style style:name="P2" style:family="paragraph" style:parent-style-name="Preformatted_20_Text">
      <style:text-properties officeooo:rsid="00072397" officeooo:paragraph-rsid="0008a0ee"/>
    </style:style>
    <style:style style:name="P3" style:family="paragraph" style:parent-style-name="Preformatted_20_Text">
      <style:text-properties officeooo:rsid="00072397" officeooo:paragraph-rsid="000a817a"/>
    </style:style>
    <style:style style:name="P4" style:family="paragraph" style:parent-style-name="Preformatted_20_Text">
      <style:paragraph-properties fo:text-align="center" style:justify-single-word="false"/>
      <style:text-properties fo:color="#800000" fo:font-size="20pt" fo:text-shadow="1pt 1pt" fo:font-weight="bold" officeooo:rsid="00072397" officeooo:paragraph-rsid="00072397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officeooo:rsid="0008a0ee" officeooo:paragraph-rsid="0008a0ee"/>
    </style:style>
    <style:style style:name="P6" style:family="paragraph" style:parent-style-name="Preformatted_20_Text">
      <style:text-properties officeooo:rsid="0008a0ee" officeooo:paragraph-rsid="000a817a"/>
    </style:style>
    <style:style style:name="P7" style:family="paragraph" style:parent-style-name="Preformatted_20_Text">
      <style:text-properties officeooo:rsid="000a817a" officeooo:paragraph-rsid="000a817a"/>
    </style:style>
    <style:style style:name="P8" style:family="paragraph" style:parent-style-name="Preformatted_20_Text">
      <style:text-properties fo:font-style="italic" fo:font-weight="bold" officeooo:rsid="00072397" officeooo:paragraph-rsid="00072397" style:font-style-asian="italic" style:font-weight-asian="bold" style:font-style-complex="italic" style:font-weight-complex="bold"/>
    </style:style>
    <style:style style:name="P9" style:family="paragraph" style:parent-style-name="Preformatted_20_Text">
      <style:text-properties officeooo:rsid="000bba91" officeooo:paragraph-rsid="000bba91"/>
    </style:style>
    <style:style style:name="P10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style:page-number="auto"/>
      <style:text-properties fo:color="#ff0000" fo:font-size="20pt" fo:text-shadow="1pt 1pt" fo:font-weight="bold" officeooo:rsid="00072397" officeooo:paragraph-rsid="00072397" style:font-size-asian="20pt" style:font-weight-asian="bold" style:font-size-complex="20pt" style:font-weight-complex="bold"/>
    </style:style>
    <style:style style:name="P11" style:family="paragraph" style:parent-style-name="Preformatted_20_Text">
      <style:text-properties officeooo:rsid="0008a0ee" officeooo:paragraph-rsid="0008a0ee"/>
    </style:style>
    <style:style style:name="P12" style:family="paragraph" style:parent-style-name="Preformatted_20_Text">
      <style:text-properties officeooo:rsid="000a817a" officeooo:paragraph-rsid="000a817a"/>
    </style:style>
    <style:style style:name="T1" style:family="text">
      <style:text-properties officeooo:rsid="0008a0ee"/>
    </style:style>
    <style:style style:name="T2" style:family="text">
      <style:text-properties officeooo:rsid="000a817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cc486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.D.T. Complex</text:p>
      <text:p text:style-name="P4"/>
      <text:p text:style-name="P8"/>
      <text:p text:style-name="P8"><text:tab/><text:tab/><text:tab/><text:tab/><text:tab/><text:tab/><text:tab/><text:tab/> <text:s text:c="3"/>Created by Gianluca DeLucia</text:p>
      <text:p text:style-name="P1"><text:span text:style-name="T3"><text:tab/><text:tab/><text:tab/><text:tab/><text:tab/><text:tab/><text:tab/><text:tab/><text:tab/><text:tab/><text:tab/> <text:s text:c="2"/></text:span><text:span text:style-name="T4">(</text:span><text:span text:style-name="T3">N86001826) <text:s text:c="12"/><text:tab/><text:tab/><text:tab/><text:tab/><text:tab/><text:tab/><text:tab/><text:tab/></text:span><text:a xlink:type="simple" xlink:href="mailto:gian.delucia@studenti.unina.it" text:style-name="Internet_20_link" text:visited-style-name="Visited_20_Internet_20_Link"><text:span text:style-name="T3">gian.delucia@studenti.unina.it</text:span></text:a><text:span text:style-name="T3"> </text:span></text:p>
      <text:p text:style-name="P8"/>
      <text:p text:style-name="P1"/>
      <text:p text:style-name="P1"/>
      <text:p text:style-name="P1"/>
      <text:p text:style-name="P1"><text:tab/><text:span text:style-name="T3">SCOPO: </text:span></text:p>
      <text:p text:style-name="P1"><text:tab/><text:tab/>Sviluppare ogni possibile operazione su due numeri complessi.</text:p>
      <text:p text:style-name="P1"/>
      <text:p text:style-name="P1"/>
      <text:p text:style-name="P1"><text:tab/><text:span text:style-name="T3">SPECIFICHE:</text:span> </text:p>
      <text:p text:style-name="P2"><text:tab/><text:tab/></text:p>
      <text:p text:style-name="P5"><text:tab/><text:tab/>complex somma (complex x, complex y, complex z);</text:p>
      <text:p text:style-name="P5"><text:tab/><text:tab/>complex sottrazione (complex x, complex y, complex z);</text:p>
      <text:p text:style-name="P5"><text:tab/><text:tab/>complex moltiplicazione (complex x, complex y, complex z);</text:p>
      <text:p text:style-name="P5"><text:tab/><text:tab/>complex divisione (complex x, complex y, complex z);</text:p>
      <text:p text:style-name="P5"><text:tab/><text:tab/>double modulo (complex x, complex y, double &amp;modulo1, double <text:tab/><text:tab/><text:tab/><text:tab/><text:tab/><text:tab/><text:tab/><text:tab/><text:tab/><text:tab/><text:tab/><text:tab/>&amp;modulo2);</text:p>
      <text:p text:style-name="P5"><text:tab/><text:tab/>void coniugato (complex x, complex y, complex &amp;z, complex &amp;v);</text:p>
      <text:p text:style-name="P5"><text:tab/><text:tab/></text:p>
      <text:p text:style-name="P1"><text:tab/><text:tab/></text:p>
      <text:p text:style-name="P1"/>
      <text:p text:style-name="P1"><text:tab/><text:span text:style-name="T3">DESCRIZIONE:</text:span> </text:p>
      <text:p text:style-name="P1"><text:tab/><text:tab/><text:span text:style-name="T3">a) Background del problema:</text:span> </text:p>
      <text:p text:style-name="P1"><text:s/></text:p>
      <text:p text:style-name="P2"><text:tab/><text:tab/><text:tab/><text:tab/><text:span text:style-name="T1">Operare</text:span>:</text:p>
      <text:p text:style-name="P2"><text:tab/><text:tab/><text:tab/><text:tab/><text:tab/> 1) <text:span text:style-name="T1">Somma tra due numeri complessi</text:span></text:p>
      <text:p text:style-name="P2"><text:tab/><text:tab/><text:tab/> <text:s text:c="2"/><text:tab/><text:tab/> 2) <text:span text:style-name="T1">Sottrazione tra due numeri complessi</text:span> </text:p>
      <text:p text:style-name="P2"><text:tab/><text:tab/><text:tab/> <text:s text:c="2"/><text:tab/><text:tab/> 3) <text:span text:style-name="T1">Moltiplicazione</text:span> <text:span text:style-name="T1">tra due numeri complessi</text:span></text:p>
      <text:p text:style-name="P2"><text:tab/><text:tab/><text:tab/><text:tab/><text:tab/> <text:span text:style-name="T1">4) Divisionetra due numeri complessi</text:span></text:p>
      <text:p text:style-name="P2"><text:tab/><text:tab/><text:tab/><text:tab/><text:tab/> <text:span text:style-name="T1">5) Modulo di due numeri complessi</text:span></text:p>
      <text:p text:style-name="P2"><text:tab/><text:tab/><text:tab/><text:tab/><text:tab/> <text:span text:style-name="T1">6) Coniugato di due numeri complessi</text:span></text:p>
      <text:p text:style-name="P2"/>
      <text:p text:style-name="P1"/>
      <text:p text:style-name="P1"><text:tab/><text:tab/><text:span text:style-name="T3">b) Algoritmo:</text:span> </text:p>
      <text:p text:style-name="P1"><text:tab/><text:tab/><text:tab/> </text:p>
      <text:p text:style-name="P2"><text:tab/><text:tab/><text:tab/></text:p>
      <text:p text:style-name="P5"/>
      <text:p text:style-name="P5"/>
      <text:p text:style-name="P5"><text:tab/><text:tab/><text:tab/>function Somma(in: X, Y, Z)</text:p>
      <text:p text:style-name="P5"><text:tab/><text:tab/><text:tab/><text:tab/>var X, Y, Z :Complex</text:p>
      <text:p text:style-name="P5"><text:tab/><text:tab/><text:tab/><text:tab/>begin</text:p>
      <text:p text:style-name="P5"><text:tab/><text:tab/><text:tab/><text:tab/><text:tab/>Z.Re := X.Re+Y.Re;</text:p>
      <text:p text:style-name="P5"><text:tab/><text:tab/><text:tab/><text:tab/><text:tab/>Z.Im := X.Im+Y.Im;</text:p>
      <text:p text:style-name="P5"><text:tab/><text:tab/><text:tab/><text:tab/>end</text:p>
      <text:p text:style-name="P5"><text:tab/><text:tab/><text:tab/>end Somma</text:p>
      <text:p text:style-name="P5"/>
      <text:p text:style-name="P5"/>
      <text:p text:style-name="P5"><text:tab/><text:tab/><text:tab/>function Sottrazione(in: X, Y, Z)</text:p>
      <text:p text:style-name="P5"><text:tab/><text:tab/><text:tab/><text:tab/>var X, Y, Z :Complex</text:p>
      <text:p text:style-name="P5"><text:tab/><text:tab/><text:tab/><text:tab/>begin</text:p>
      <text:p text:style-name="P5"><text:tab/><text:tab/><text:tab/><text:tab/>Z.Re := X.Re-Y.Re;</text:p>
      <text:p text:style-name="P5"><text:tab/><text:tab/><text:tab/><text:tab/>Z.Im := X.Im-Y.Im;</text:p>
      <text:p text:style-name="P5"><text:tab/><text:tab/><text:tab/><text:tab/>end</text:p>
      <text:p text:style-name="P5"><text:tab/><text:tab/><text:tab/>end Sottrazione</text:p>
      <text:p text:style-name="P5"><text:soft-page-break/></text:p>
      <text:p text:style-name="P5"><text:tab/><text:tab/><text:tab/></text:p>
      <text:p text:style-name="P5"/>
      <text:p text:style-name="P5"><text:tab/><text:tab/><text:tab/>function Moltiplicazione(in: X, Y, Z)</text:p>
      <text:p text:style-name="P5"><text:tab/><text:tab/><text:tab/><text:tab/>var X, Y, Z :Complex</text:p>
      <text:p text:style-name="P5"><text:tab/><text:tab/><text:tab/><text:tab/>begin</text:p>
      <text:p text:style-name="P5"><text:tab/><text:tab/><text:tab/><text:tab/><text:tab/>Z.Re := X.Re*Y.Re;</text:p>
      <text:p text:style-name="P5"><text:tab/><text:tab/><text:tab/><text:tab/><text:tab/>Z.Im := X.Im*Y.Im;</text:p>
      <text:p text:style-name="P5"><text:tab/><text:tab/><text:tab/><text:tab/>end</text:p>
      <text:p text:style-name="P5"><text:tab/><text:tab/><text:tab/>end Moltiplicazione</text:p>
      <text:p text:style-name="P5"/>
      <text:p text:style-name="P5"/>
      <text:p text:style-name="P5"><text:tab/><text:tab/><text:tab/>function Divisione(in: X, Y, Z)</text:p>
      <text:p text:style-name="P5"><text:tab/><text:tab/><text:tab/><text:tab/>var X, Y, Z :Complex</text:p>
      <text:p text:style-name="P5"><text:tab/><text:tab/><text:tab/><text:tab/>begin</text:p>
      <text:p text:style-name="P5"><text:tab/><text:tab/><text:tab/><text:tab/><text:tab/>Z.Re := X.Re/Y.Re;</text:p>
      <text:p text:style-name="P5"><text:tab/><text:tab/><text:tab/><text:tab/><text:tab/>Z.Im := X.Im/Y.Im;</text:p>
      <text:p text:style-name="P5"><text:tab/><text:tab/><text:tab/><text:tab/>end</text:p>
      <text:p text:style-name="P5"><text:tab/><text:tab/><text:tab/>end Divisione</text:p>
      <text:p text:style-name="P1"/>
      <text:p text:style-name="P1"/>
      <text:p text:style-name="P5"/>
      <text:p text:style-name="P5"><text:tab/><text:tab/><text:tab/>function modulo (in: x, y; in/out: modulo1,modulo2)</text:p>
      <text:p text:style-name="P5"><text:tab/><text:tab/><text:tab/><text:tab/>var x, y : Complex</text:p>
      <text:p text:style-name="P5"><text:tab/><text:tab/><text:tab/><text:tab/>var modulo1,modulo2 : real</text:p>
      <text:p text:style-name="P5"><text:tab/><text:tab/><text:tab/><text:tab/>begig</text:p>
      <text:p text:style-name="P5"><text:tab/><text:tab/><text:tab/><text:tab/><text:tab/>modulo1 = sqrt[(x.re)^2 + (x.im)^2];</text:p>
      <text:p text:style-name="P5"><text:tab/><text:tab/><text:tab/><text:tab/><text:tab/>modulo2 = sqrt[(y.re)^2 + (y.im)^2];</text:p>
      <text:p text:style-name="P5"><text:tab/><text:tab/><text:tab/><text:tab/>end</text:p>
      <text:p text:style-name="P5"><text:tab/><text:tab/><text:tab/>end modulo</text:p>
      <text:p text:style-name="P5"/>
      <text:p text:style-name="P6"><text:tab/><text:tab/><text:tab/>function <text:span text:style-name="T2">coniugato</text:span>(in: x, y; in/out: <text:span text:style-name="T2">z</text:span>,<text:span text:style-name="T2">v</text:span>)</text:p>
      <text:p text:style-name="P6"><text:tab/><text:tab/><text:tab/><text:tab/>var x, y ,<text:span text:style-name="T2">z, v </text:span>: Complex</text:p>
      <text:p text:style-name="P6"><text:tab/><text:tab/><text:tab/><text:tab/>begig</text:p>
      <text:p text:style-name="P6"><text:tab/><text:tab/><text:tab/><text:tab/><text:tab/>z.re := (x.re);</text:p>
      <text:p text:style-name="P6"><text:tab/><text:tab/><text:tab/><text:tab/><text:tab/>z.im := -(x.im);</text:p>
      <text:p text:style-name="P6"><text:tab/></text:p>
      <text:p text:style-name="P6"><text:tab/><text:tab/><text:tab/><text:tab/><text:tab/>v.re := (y.re);</text:p>
      <text:p text:style-name="P6"><text:tab/><text:tab/><text:tab/><text:tab/><text:tab/>v.im := -(y.im);</text:p>
      <text:p text:style-name="P6"><text:tab/><text:tab/><text:tab/><text:tab/>end</text:p>
      <text:p text:style-name="P6"><text:tab/><text:tab/><text:tab/>end <text:span text:style-name="T2">coniugato</text:span> </text:p>
      <text:p text:style-name="P5"/>
      <text:p text:style-name="P1"/>
      <text:p text:style-name="P1"><text:tab/><text:span text:style-name="T3">RIFERIMENTI BIBLIOGRAFICI: </text:span></text:p>
      <text:p text:style-name="P1"/>
      <text:p text:style-name="P1"><text:tab/>http://www.federica.unina.it/corsi/programmazione-ii-laboratorio/ </text:p>
      <text:p text:style-name="P1"><text:tab/>A. Murli, G. Laccetti,Laboratorio di Programmazione I, Ed. Liguori. </text:p>
      <text:p text:style-name="P1"><text:tab/>Criscuolo, F.P. Tramontano, Introduzione alla Programmazione, Algoritmi <text:tab/>Imperativi in C++, Ed. Manna. </text:p>
      <text:p text:style-name="P1"><text:tab/>G. Dromey, Algoritmi fondamentali, Ed. Jackson. </text:p>
      <text:p text:style-name="P1"><text:tab/>B. Kernighan, D. Ritchie, Linguaggio C, Ed. Jackson. </text:p>
      <text:p text:style-name="P1"><text:tab/>H. M. Deitel, P. J.Deitel, Corso completo di programmazione, Ed. Apogeo. </text:p>
      <text:p text:style-name="P1"/>
      <text:p text:style-name="P1"/>
      <text:p text:style-name="P1"/>
      <text:p text:style-name="P1"><text:tab/><text:span text:style-name="T3">LISTA DEI PARAMETRI: </text:span></text:p>
      <text:p text:style-name="P1"><text:tab/><text:tab/> </text:p>
      <text:p text:style-name="P2"><text:tab/><text:tab/><text:tab/><text:tab/><text:tab/><text:span text:style-name="T1">type Complex : record</text:span></text:p>
      <text:p text:style-name="P5"><text:tab/><text:tab/><text:tab/><text:tab/><text:tab/><text:tab/>Re : real</text:p>
      <text:p text:style-name="P6"><text:tab/><text:tab/><text:tab/><text:tab/><text:tab/><text:tab/>Im : real</text:p>
      <text:p text:style-name="P6"><text:tab/><text:tab/><text:tab/><text:tab/><text:tab/>end</text:p>
      <text:p text:style-name="P6"><text:soft-page-break/><text:tab/><text:tab/><text:tab/><text:tab/><text:span text:style-name="T2">complex x,y,z,v;</text:span></text:p>
      <text:p text:style-name="P7"><text:tab/><text:tab/><text:tab/><text:tab/>char risp;</text:p>
      <text:p text:style-name="P7"><text:tab/><text:tab/><text:tab/><text:tab/>double modulo1, modulo2;</text:p>
      <text:p text:style-name="P7"/>
      <text:p text:style-name="P1"/>
      <text:p text:style-name="P1"><text:tab/><text:span text:style-name="T3">INDICATORI DI ERRORI:</text:span> </text:p>
      <text:p text:style-name="P1"><text:tab/><text:tab/>Nessuno. </text:p>
      <text:p text:style-name="P1"/>
      <text:p text:style-name="P1"/>
      <text:p text:style-name="P1"><text:tab/><text:span text:style-name="T3">PROCEDURE AUSILIARIE:</text:span> </text:p>
      <text:p text:style-name="P1"><text:tab/><text:tab/>Nessuna. </text:p>
      <text:p text:style-name="P1"/>
      <text:p text:style-name="P1"><text:tab/> </text:p>
      <text:p text:style-name="P1"><text:tab/> </text:p>
      <text:p text:style-name="P1"><text:tab/><text:span text:style-name="T3">RACCOMANDAZIONI SULL'USO:</text:span> </text:p>
      <text:p text:style-name="P1"><text:tab/><text:tab/> <text:span text:style-name="T2">Non utilizzare numeri che abbiano più di otto cifre.</text:span></text:p>
      <text:p text:style-name="P1"/>
      <text:p text:style-name="P1"/>
      <text:p text:style-name="P1"/>
      <text:p text:style-name="P1"><text:tab/><text:span text:style-name="T3">ESEMPIO D'USO:</text:span> </text:p>
      <text:p text:style-name="P1"><text:tab/><text:tab/><text:span text:style-name="T3">a) Esempio di programma chiamante: </text:span></text:p>
      <text:p text:style-name="P1"><text:tab/><text:tab/> </text:p>
      <text:p text:style-name="P9">void Adt_complex ()</text:p>
      <text:p text:style-name="P9">{</text:p>
      <text:p text:style-name="P9"><text:tab/>int i;</text:p>
      <text:p text:style-name="P9"><text:tab/>int scelta;</text:p>
      <text:p text:style-name="P9"><text:tab/>complex x,y,z,v;</text:p>
      <text:p text:style-name="P9"><text:tab/>char risp;</text:p>
      <text:p text:style-name="P9"><text:tab/>double modulo1, modulo2;</text:p>
      <text:p text:style-name="P9"><text:tab/></text:p>
      <text:p text:style-name="P9"><text:tab/></text:p>
      <text:p text:style-name="P9"><text:tab/>cout&lt;&lt;"\t\t\t\tA.D.T. Complex\n\n\n";</text:p>
      <text:p text:style-name="P9"><text:tab/><text:tab/></text:p>
      <text:p text:style-name="P9"><text:tab/>do{ <text:tab/></text:p>
      <text:p text:style-name="P9"><text:tab/>cout&lt;&lt;"Immettere due numeri complessi su cui eseguire le operazioni.\n\n";</text:p>
      <text:p text:style-name="P9"><text:tab/><text:tab/><text:tab/>cout&lt;&lt;"\tX ===&gt;&gt; ";</text:p>
      <text:p text:style-name="P9"><text:tab/><text:tab/><text:tab/>carica_complex (x);</text:p>
      <text:p text:style-name="P9"><text:tab/><text:tab/><text:tab/>cout&lt;&lt;"\n\n\tY ===&gt;&gt; ";</text:p>
      <text:p text:style-name="P9"><text:tab/><text:tab/><text:tab/>carica_complex (y);</text:p>
      <text:p text:style-name="P9"><text:tab/><text:tab/><text:tab/></text:p>
      <text:p text:style-name="P9"><text:tab/><text:tab/><text:tab/></text:p>
      <text:p text:style-name="P9"><text:tab/><text:tab/>cout&lt;&lt;"\n\nScegli quale operazione svolgere:\n\n";</text:p>
      <text:p text:style-name="P9"><text:tab/><text:tab/>cout&lt;&lt;"\t1) Somma\n\t2) Sottrazione\n\t3) <text:s text:c="4"/>Moltiplicazione\n\t4) Divisione\n\t5) Modulo\n\t6) Coniugato\n\n ===&gt;&gt; ";</text:p>
      <text:p text:style-name="P9"><text:tab/><text:tab/>cin&gt;&gt;scelta;</text:p>
      <text:p text:style-name="P9"><text:tab/><text:tab/><text:tab/><text:tab/></text:p>
      <text:p text:style-name="P9"><text:tab/><text:tab/>switch (scelta)</text:p>
      <text:p text:style-name="P9"><text:tab/><text:tab/><text:tab/>{</text:p>
      <text:p text:style-name="P9"><text:tab/><text:tab/><text:tab/><text:tab/>case (1):</text:p>
      <text:p text:style-name="P9"><text:tab/><text:tab/><text:tab/><text:tab/>{</text:p>
      <text:p text:style-name="P9"><text:tab/><text:tab/><text:tab/><text:tab/><text:tab/>cout&lt;&lt;"\n ===&gt;&gt; <text:s/>SOMMA ";</text:p>
      <text:p text:style-name="P9"><text:tab/><text:tab/><text:tab/><text:tab/><text:tab/>z = somma (x,y,z);</text:p>
      <text:p text:style-name="P9"><text:tab/><text:tab/><text:tab/><text:tab/><text:tab/>cout&lt;&lt;" ===&gt;&gt; <text:s/>Z = ("&lt;&lt;z.re&lt;&lt;" , "&lt;&lt;z.im&lt;&lt;"i )";</text:p>
      <text:p text:style-name="P9"><text:tab/><text:tab/><text:tab/><text:tab/>}break;</text:p>
      <text:p text:style-name="P9"><text:tab/><text:tab/><text:tab/><text:tab/><text:tab/></text:p>
      <text:p text:style-name="P9"><text:tab/><text:tab/><text:tab/><text:tab/>case (2):</text:p>
      <text:p text:style-name="P9"><text:tab/><text:tab/><text:tab/><text:tab/>{</text:p>
      <text:p text:style-name="P9"><text:tab/><text:tab/><text:tab/><text:tab/><text:tab/>cout&lt;&lt;"\n ===&gt;&gt; <text:s/>SOTTRAZIONE ";</text:p>
      <text:p text:style-name="P9"><text:tab/><text:tab/><text:tab/><text:tab/><text:tab/>z = sottrazione (x,y,z);</text:p>
      <text:p text:style-name="P9"><text:tab/><text:tab/><text:tab/><text:tab/><text:tab/>cout&lt;&lt;" ===&gt;&gt; <text:s/>Z = ("&lt;&lt;z.re&lt;&lt;" , "&lt;&lt;z.im&lt;&lt;"i )";</text:p>
      <text:p text:style-name="P9"><text:tab/><text:tab/><text:tab/><text:tab/>}break;</text:p>
      <text:p text:style-name="P9"><text:soft-page-break/><text:tab/><text:tab/><text:tab/><text:tab/><text:tab/></text:p>
      <text:p text:style-name="P9"><text:tab/><text:tab/><text:tab/><text:tab/>case (3):</text:p>
      <text:p text:style-name="P9"><text:tab/><text:tab/><text:tab/><text:tab/>{</text:p>
      <text:p text:style-name="P9"><text:tab/><text:tab/><text:tab/><text:tab/><text:tab/>cout&lt;&lt;"\n ===&gt;&gt; <text:s/>MOLTIPLICAZIONE ";</text:p>
      <text:p text:style-name="P9"><text:tab/><text:tab/><text:tab/><text:tab/><text:tab/>z = moltiplicazione(x,y,z);</text:p>
      <text:p text:style-name="P9"><text:tab/><text:tab/><text:tab/><text:tab/><text:tab/>cout&lt;&lt;" ===&gt;&gt; <text:s/>Z = ("&lt;&lt;z.re&lt;&lt;" , "&lt;&lt;z.im&lt;&lt;"i )";</text:p>
      <text:p text:style-name="P9"><text:tab/><text:tab/><text:tab/><text:tab/>}break;</text:p>
      <text:p text:style-name="P9"><text:tab/><text:tab/><text:tab/><text:tab/><text:tab/></text:p>
      <text:p text:style-name="P9"><text:tab/><text:tab/><text:tab/><text:tab/>case (4):</text:p>
      <text:p text:style-name="P9"><text:tab/><text:tab/><text:tab/><text:tab/>{</text:p>
      <text:p text:style-name="P9"><text:tab/><text:tab/><text:tab/><text:tab/><text:tab/>cout&lt;&lt;"\n ===&gt;&gt; <text:s/>DIVISIONE ";</text:p>
      <text:p text:style-name="P9"><text:tab/><text:tab/><text:tab/><text:tab/><text:tab/>z = divisione (x,y,z);</text:p>
      <text:p text:style-name="P9"><text:tab/><text:tab/><text:tab/><text:tab/><text:tab/>cout&lt;&lt;" ===&gt;&gt; <text:s/>Z = ("&lt;&lt;z.re&lt;&lt;" , "&lt;&lt;z.im&lt;&lt;"i )";</text:p>
      <text:p text:style-name="P9"><text:tab/><text:tab/><text:tab/><text:tab/>}break;</text:p>
      <text:p text:style-name="P9"><text:tab/><text:tab/><text:tab/><text:tab/><text:tab/></text:p>
      <text:p text:style-name="P9"><text:tab/><text:tab/><text:tab/><text:tab/>case (5):</text:p>
      <text:p text:style-name="P9"><text:tab/><text:tab/><text:tab/><text:tab/>{</text:p>
      <text:p text:style-name="P9"><text:tab/><text:tab/><text:tab/><text:tab/><text:tab/>cout&lt;&lt;"\n ===&gt;&gt; <text:s/>MODULO ";</text:p>
      <text:p text:style-name="P9"><text:tab/><text:tab/><text:tab/><text:tab/><text:tab/>modulo(x,y,modulo1,modulo2);</text:p>
      <text:p text:style-name="P9"><text:tab/><text:tab/><text:tab/><text:tab/><text:tab/>cout&lt;&lt;" ===&gt;&gt; <text:s/>Modulo X = "&lt;&lt;modulo1;</text:p>
      <text:p text:style-name="P9"><text:tab/><text:tab/><text:tab/><text:tab/><text:tab/>cout&lt;&lt;"\n <text:s text:c="7"/>===&gt;&gt; <text:s/>Modulo Y = "&lt;&lt;modulo2</text:p>
      <text:p text:style-name="P9"><text:tab/><text:tab/><text:tab/><text:tab/><text:tab/></text:p>
      <text:p text:style-name="P9"><text:tab/><text:tab/><text:tab/><text:tab/>}break;</text:p>
      <text:p text:style-name="P9"><text:tab/><text:tab/><text:tab/><text:tab/><text:tab/></text:p>
      <text:p text:style-name="P9"><text:tab/><text:tab/><text:tab/>case (6):</text:p>
      <text:p text:style-name="P9"><text:tab/><text:tab/><text:tab/>{</text:p>
      <text:p text:style-name="P9"><text:tab/><text:tab/><text:tab/>cout&lt;&lt;"\n ===&gt;&gt; <text:s/>CONIUGATO ";</text:p>
      <text:p text:style-name="P9"><text:tab/><text:tab/><text:tab/>coniugato(x,y,z,v);</text:p>
      <text:p text:style-name="P9"><text:tab/><text:tab/><text:tab/>cout&lt;&lt;" ===&gt;&gt; <text:s/>Coniugato di X = ("&lt;&lt;z.re&lt;&lt;" , "&lt;&lt;z.im&lt;&lt;"i )";</text:p>
      <text:p text:style-name="P9"><text:tab/><text:tab/><text:tab/>cout&lt;&lt;"\n===&gt;&gt; <text:s/>Coniugato di Y = ("&lt;&lt;v.re&lt;&lt;" , "&lt;&lt;v.im&lt;&lt;"i )";<text:tab/></text:p>
      <text:p text:style-name="P9"><text:tab/><text:tab/><text:tab/>}</text:p>
      <text:p text:style-name="P9"/>
      <text:p text:style-name="P9"><text:tab/>}</text:p>
      <text:p text:style-name="P9"><text:tab/><text:tab/><text:tab/><text:tab/></text:p>
      <text:p text:style-name="P9"><text:tab/><text:tab/><text:tab/>cout&lt;&lt;"\n\nVuoi fare un'altra operazione &lt;s/n&gt; ? ";</text:p>
      <text:p text:style-name="P9"><text:tab/><text:tab/><text:tab/>cin&gt;&gt;risp;</text:p>
      <text:p text:style-name="P9"><text:tab/><text:tab/><text:tab/>system ("cls");</text:p>
      <text:p text:style-name="P9"><text:tab/><text:tab/><text:tab/><text:tab/></text:p>
      <text:p text:style-name="P9"><text:tab/>}while(risp == 's');</text:p>
      <text:p text:style-name="P9"/>
      <text:p text:style-name="P1"/>
      <text:p text:style-name="P3"><text:tab/><text:tab/><text:span text:style-name="T3">b)Esempio di esecuzione:</text:span></text:p>
      <text:p text:style-name="P3"><text:s/></text:p>
      <text:p text:style-name="P7"><text:s/>A.D.T. Complex <text:s text:c="3"/></text:p>
      <text:p text:style-name="P7"><text:s/>Immettere due numeri complessi su cui eseguire le operazioni. </text:p>
      <text:p text:style-name="P7"><text:s text:c="106"/>X ===&gt;&gt; <text:s text:c="2"/>░░ Parte Reale = 2 </text:p>
      <text:p text:style-name="P7"><text:s text:c="141"/><text:tab/> <text:s text:c="3"/>░░ Parte immaginaria = 3</text:p>
      <text:p text:style-name="P7"><text:s text:c="160"/></text:p>
      <text:p text:style-name="P7"><text:s text:c="343"/>Y ===&gt;&gt; <text:s text:c="2"/>░░ Parte Reale = 5</text:p>
      <text:p text:style-name="P7"><text:s text:c="230"/><text:tab/> <text:s text:c="3"/>░░ Parte immaginaria = 4</text:p>
      <text:p text:style-name="P7"><text:s text:c="197"/>Scegli quale operazione svolgere: <text:s text:c="134"/></text:p>
      <text:p text:style-name="P7"/>
      <text:p text:style-name="P7">1) Somma <text:s text:c="71"/>2) Sottrazione <text:s text:c="65"/>3) Moltiplicazione <text:s text:c="61"/>4) Divisione <text:s text:c="67"/><text:soft-page-break/>5) Modulo <text:s text:c="70"/>6) Coniugato </text:p>
      <text:p text:style-name="P7"><text:s text:c="140"/>===&gt;&gt; 3</text:p>
      <text:p text:style-name="P7"/>
      <text:p text:style-name="P7">MOLTIPLICAZIONE ====&gt; Z = (10, 12i)</text:p>
      <text:p text:style-name="P7"/>
      <text:p text:style-name="P7">Vuoi fare un'altra operazione? &lt;s/n&gt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00:23:04.675500234</dc:date>
    <dc:creator>Gianluca Lucia</dc:creator>
    <meta:editing-duration>PT18M19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5" meta:paragraph-count="192" meta:word-count="610" meta:character-count="6535" meta:non-whitespace-character-count="3582"/>
  </office:meta>
</office:document-meta>
</file>